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officeooo:rsid="000d6a94" officeooo:paragraph-rsid="000d6a94" style:font-size-asian="14pt" style:font-size-complex="14pt"/>
    </style:style>
    <style:style style:name="P3" style:family="paragraph" style:parent-style-name="Standard">
      <style:paragraph-properties fo:text-align="start" style:justify-single-word="false"/>
      <style:text-properties fo:font-size="12pt" style:text-underline-style="none" officeooo:rsid="000f8f05" officeooo:paragraph-rsid="000f8f05"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2c4f8" officeooo:paragraph-rsid="0012c4f8"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565f1" officeooo:paragraph-rsid="00190657"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d6a94" officeooo:paragraph-rsid="000d6a94"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f3dc1" officeooo:paragraph-rsid="001f3dc1"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f3dc1" officeooo:paragraph-rsid="00212ec5"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eee8e" officeooo:paragraph-rsid="003873e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3873ec" officeooo:paragraph-rsid="003873ec"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3873ec" officeooo:paragraph-rsid="00581d8c"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425378" officeooo:paragraph-rsid="00425378"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425378" officeooo:paragraph-rsid="00581d8c"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485104" officeooo:paragraph-rsid="00485104"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485104" officeooo:paragraph-rsid="00581d8c"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511dd9" officeooo:paragraph-rsid="00581d8c"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59ff45" officeooo:paragraph-rsid="0059ff45"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5a2b00" officeooo:paragraph-rsid="005a2b00" style:font-size-asian="10.5pt" style:font-size-complex="12pt"/>
    </style:style>
    <style:style style:name="P19" style:family="paragraph" style:parent-style-name="Standard">
      <style:paragraph-properties fo:text-align="start" style:justify-single-word="false"/>
      <style:text-properties fo:font-size="12pt" style:text-underline-style="none" fo:font-weight="normal" officeooo:rsid="001b46f9" officeooo:paragraph-rsid="001b46f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bold" officeooo:rsid="00190657" officeooo:paragraph-rsid="0019065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5a2b00" officeooo:paragraph-rsid="005a2b00" style:font-size-asian="10.5pt" style:font-size-complex="12pt"/>
    </style:style>
    <style:style style:name="P22" style:family="paragraph" style:parent-style-name="Standard">
      <style:paragraph-properties fo:text-align="start" style:justify-single-word="false"/>
      <style:text-properties style:font-name="Liberation Serif1" fo:font-size="12pt" style:text-underline-style="none" officeooo:rsid="00212ec5" officeooo:paragraph-rsid="00212ec5" style:font-name-asian="Liberation Serif1" style:font-size-asian="10.5pt" style:font-name-complex="Liberation Serif1" style:font-size-complex="12pt"/>
    </style:style>
    <style:style style:name="P23" style:family="paragraph" style:parent-style-name="Standard">
      <style:paragraph-properties fo:text-align="start" style:justify-single-word="false"/>
      <style:text-properties style:font-name="Liberation Serif1" fo:font-size="12pt" style:text-underline-style="none" officeooo:rsid="00212ec5" officeooo:paragraph-rsid="00234cf4" style:font-name-asian="Liberation Serif1" style:font-size-asian="10.5pt" style:font-name-complex="Liberation Serif1" style:font-size-complex="12pt"/>
    </style:style>
    <style:style style:name="P24" style:family="paragraph" style:parent-style-name="Standard">
      <style:paragraph-properties fo:text-align="start" style:justify-single-word="false"/>
      <style:text-properties style:font-name="Liberation Serif1" fo:font-size="12pt" style:text-underline-style="none" officeooo:rsid="002913e8" officeooo:paragraph-rsid="002913e8" style:font-name-asian="Liberation Serif1" style:font-size-asian="10.5pt" style:font-name-complex="Liberation Serif1" style:font-size-complex="12pt"/>
    </style:style>
    <style:style style:name="P25" style:family="paragraph" style:parent-style-name="Standard">
      <style:paragraph-properties fo:text-align="start" style:justify-single-word="false"/>
      <style:text-properties style:font-name="Liberation Serif1" fo:font-size="12pt" style:text-underline-style="none" officeooo:rsid="002d3cab" officeooo:paragraph-rsid="00547eeb" style:font-name-asian="Liberation Serif1" style:font-size-asian="10.5pt" style:font-name-complex="Liberation Serif1" style:font-size-complex="12pt"/>
    </style:style>
    <style:style style:name="P26" style:family="paragraph" style:parent-style-name="Standard">
      <style:paragraph-properties fo:text-align="start" style:justify-single-word="false"/>
      <style:text-properties style:font-name="Liberation Serif1" fo:font-size="12pt" fo:font-style="normal" style:text-underline-style="none" officeooo:rsid="00255819" officeooo:paragraph-rsid="00255819" style:font-name-asian="Liberation Serif1" style:font-size-asian="10.5pt" style:font-style-asian="normal" style:font-name-complex="Liberation Serif1" style:font-size-complex="12pt" style:font-style-complex="normal"/>
    </style:style>
    <style:style style:name="P27" style:family="paragraph" style:parent-style-name="Standard">
      <style:paragraph-properties fo:text-align="start" style:justify-single-word="false"/>
      <style:text-properties style:font-name="Liberation Serif1" fo:font-size="12pt" fo:font-style="normal" style:text-underline-style="none" officeooo:rsid="00255819" officeooo:paragraph-rsid="00547eeb" style:font-name-asian="Liberation Serif1" style:font-size-asian="10.5pt" style:font-style-asian="normal" style:font-name-complex="Liberation Serif1" style:font-size-complex="12pt" style:font-style-complex="normal"/>
    </style:style>
    <style:style style:name="P28" style:family="paragraph" style:parent-style-name="Standard">
      <style:paragraph-properties fo:text-align="start" style:justify-single-word="false"/>
      <style:text-properties style:font-name="Liberation Serif1" fo:font-size="12pt" fo:font-style="italic" style:text-underline-style="none" officeooo:rsid="00234cf4" officeooo:paragraph-rsid="00234cf4" style:font-name-asian="Liberation Serif1" style:font-size-asian="10.5pt" style:font-style-asian="italic" style:font-name-complex="Liberation Serif1" style:font-size-complex="12pt" style:font-style-complex="italic"/>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db22"/>
    </style:style>
    <style:style style:name="T2" style:family="text">
      <style:text-properties fo:font-weight="bold" style:font-weight-asian="bold" style:font-weight-complex="bold"/>
    </style:style>
    <style:style style:name="T3" style:family="text">
      <style:text-properties fo:font-weight="bold" officeooo:rsid="00190657" style:font-weight-asian="bold" style:font-weight-complex="bold"/>
    </style:style>
    <style:style style:name="T4" style:family="text">
      <style:text-properties officeooo:rsid="00190657"/>
    </style:style>
    <style:style style:name="T5" style:family="text">
      <style:text-properties style:font-name="Liberation Serif1" style:font-name-asian="Liberation Serif1" style:font-name-complex="Liberation Serif1"/>
    </style:style>
    <style:style style:name="T6" style:family="text">
      <style:text-properties style:font-name="Liberation Serif1" officeooo:rsid="00212ec5" style:font-name-asian="Liberation Serif1" style:font-name-complex="Liberation Serif1"/>
    </style:style>
    <style:style style:name="T7" style:family="text">
      <style:text-properties style:font-name="Liberation Serif" style:font-name-asian="Droid Sans Fallback" style:font-name-complex="FreeSans"/>
    </style:style>
    <style:style style:name="T8" style:family="text">
      <style:text-properties officeooo:rsid="00212ec5"/>
    </style:style>
    <style:style style:name="T9" style:family="text">
      <style:text-properties fo:font-style="italic" style:font-style-asian="italic" style:font-style-complex="italic"/>
    </style:style>
    <style:style style:name="T10" style:family="text">
      <style:text-properties fo:font-style="italic" officeooo:rsid="00212ec5" style:font-style-asian="italic" style:font-style-complex="italic"/>
    </style:style>
    <style:style style:name="T11" style:family="text">
      <style:text-properties fo:font-style="italic" officeooo:rsid="00234cf4" style:font-style-asian="italic" style:font-style-complex="italic"/>
    </style:style>
    <style:style style:name="T12" style:family="text">
      <style:text-properties fo:font-style="italic" officeooo:rsid="003a922b" style:font-style-asian="italic" style:font-style-complex="italic"/>
    </style:style>
    <style:style style:name="T13" style:family="text">
      <style:text-properties fo:font-style="italic" officeooo:rsid="003e06b7" style:font-style-asian="italic" style:font-style-complex="italic"/>
    </style:style>
    <style:style style:name="T14" style:family="text">
      <style:text-properties fo:font-style="italic" officeooo:rsid="003fc037" style:font-style-asian="italic" style:font-style-complex="italic"/>
    </style:style>
    <style:style style:name="T15" style:family="text">
      <style:text-properties fo:font-style="italic" officeooo:rsid="004b9656" style:font-style-asian="italic" style:font-style-complex="italic"/>
    </style:style>
    <style:style style:name="T16" style:family="text">
      <style:text-properties fo:font-style="italic" officeooo:rsid="00581d8c" style:font-style-asian="italic" style:font-style-complex="italic"/>
    </style:style>
    <style:style style:name="T17" style:family="text">
      <style:text-properties fo:font-style="italic" officeooo:rsid="0052bae4" style:font-style-asian="italic" style:font-style-complex="italic"/>
    </style:style>
    <style:style style:name="T18" style:family="text">
      <style:text-properties officeooo:rsid="00234cf4"/>
    </style:style>
    <style:style style:name="T19" style:family="text">
      <style:text-properties officeooo:rsid="002913e8"/>
    </style:style>
    <style:style style:name="T20" style:family="text">
      <style:text-properties officeooo:rsid="002c581a"/>
    </style:style>
    <style:style style:name="T21" style:family="text">
      <style:text-properties officeooo:rsid="002eee8e"/>
    </style:style>
    <style:style style:name="T22" style:family="text">
      <style:text-properties officeooo:rsid="003a922b"/>
    </style:style>
    <style:style style:name="T23" style:family="text">
      <style:text-properties officeooo:rsid="003e06b7"/>
    </style:style>
    <style:style style:name="T24" style:family="text">
      <style:text-properties officeooo:rsid="00440abb"/>
    </style:style>
    <style:style style:name="T25" style:family="text">
      <style:text-properties officeooo:rsid="004be556"/>
    </style:style>
    <style:style style:name="T26" style:family="text">
      <style:text-properties officeooo:rsid="004ead9c"/>
    </style:style>
    <style:style style:name="T27" style:family="text">
      <style:text-properties fo:font-style="normal" style:font-style-asian="normal" style:font-style-complex="normal"/>
    </style:style>
    <style:style style:name="T28" style:family="text">
      <style:text-properties fo:font-style="normal" officeooo:rsid="004f0464" style:font-style-asian="normal" style:font-style-complex="normal"/>
    </style:style>
    <style:style style:name="T29" style:family="text">
      <style:text-properties fo:font-style="normal" officeooo:rsid="00511dd9" style:font-style-asian="normal" style:font-style-complex="normal"/>
    </style:style>
    <style:style style:name="T30" style:family="text">
      <style:text-properties fo:font-style="normal" officeooo:rsid="0052bae4" style:font-style-asian="normal" style:font-style-complex="normal"/>
    </style:style>
    <style:style style:name="T31" style:family="text">
      <style:text-properties fo:font-style="normal" officeooo:rsid="00581d8c" style:font-style-asian="normal" style:font-style-complex="normal"/>
    </style:style>
    <style:style style:name="T32" style:family="text">
      <style:text-properties officeooo:rsid="00547eeb"/>
    </style:style>
    <style:style style:name="T33" style:family="text">
      <style:text-properties officeooo:rsid="0059ff45"/>
    </style:style>
    <style:style style:name="T3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text:p>
      <text:p text:style-name="P1"/>
      <text:p text:style-name="P17">Je rappelle que l'on s'adresse à une personne qui connaît le développement web.</text:p>
      <text:p text:style-name="P3">Git est un logiciel de gestion de version. Un projet se construit au cours du temps, étape par étape, <text:span text:style-name="T1">pour aboutir à un projet fini.</text:span></text:p>
      <text:p text:style-name="P4"/>
      <text:p text:style-name="P5"><text:span text:style-name="T2">Avec un logiciel de gestion de version distribué comme git</text:span>, les retours en arrière sont possibles <text:span text:style-name="T4">et</text:span> le développement à plusieurs est très nettement facilité. <text:span text:style-name="T4">Chaque étape est identifiée par un certain nombres de données comme la date de création, son auteur, les modifications rajoutées par rapport à l'étape précédente etc.</text:span></text:p>
      <text:p text:style-name="P5"/>
      <text:p text:style-name="P5"><text:span text:style-name="T4">Pour marquer chacune de ces étapes ont fait des </text:span><text:span text:style-name="T3">commits</text:span><text:span text:style-name="T4">. Tous les commits créés lors du développement sont classés par ordre chronologique du plus récent au plus ancien. On peut voir l'ensemble des commits grâce à la commande <text:s/></text:span><text:span text:style-name="T3">git log.</text:span></text:p>
      <text:p text:style-name="P19">A partir d'un commit, nous pouvons aussi développer différentes <text:span text:style-name="T2">branches</text:span> correspondant à des morceaux du projet que l'on veut travailler en parallèle. </text:p>
      <text:p text:style-name="P20"/>
      <text:p text:style-name="P3"/>
      <text:p text:style-name="P2">1-Qu'est ce qu'un commit ?:</text:p>
      <text:p text:style-name="P6"/>
      <text:p text:style-name="P7">Pour mieux comprendre ce qu'est un commit, <text:span text:style-name="T32">identifions</text:span> tout d'abord les différentes étapes avant la création d'un commit.</text:p>
      <text:p text:style-name="P7"/>
      <text:p text:style-name="P7">Dans l'ordre chronologique :</text:p>
      <text:p text:style-name="P7"/>
      <text:p text:style-name="P7"><text:span text:style-name="T5">●</text:span><text:span text:style-name="T7"> </text:span>création d'un repository Git : <text:span text:style-name="T8">on crée un répertoire avec </text:span><text:span text:style-name="T10">mkdir </text:span><text:span text:style-name="T8">puis on l'initialise avec </text:span><text:span text:style-name="T10">git init</text:span></text:p>
      <text:p text:style-name="P7">Lors de sa création un dossier caché .git/ ,contenant plusieurs dossiers et fichiers, est créé. Ce dossier va contenir les futures versions d'un projet ainsi que les différents commits.</text:p>
      <text:p text:style-name="P7"/>
      <text:p text:style-name="P8"><text:span text:style-name="T5">● </text:span><text:span text:style-name="T6">création d'un premier fichier après s'être placé dans le repository </text:span></text:p>
      <text:p text:style-name="P22"/>
      <text:p text:style-name="P22">● indexation du fichier <text:span text:style-name="T18">avec la commande </text:span><text:span text:style-name="T11">git add « nom du fichier » :</text:span></text:p>
      <text:p text:style-name="P27"><text:span text:style-name="T18">L</text:span>orsque cette commande va être utilisé le contenu du fichier va être ajouté a<text:span text:style-name="T19">u dépôt git </text:span>sous la forme d'un fichier binaire identifié par une suite de caractère <text:span text:style-name="T23">(empreinte SHA-1)</text:span>. <text:span text:style-name="T19">Cette suite de caractères va dans un même temps être ajouté à l'index .</text:span></text:p>
      <text:p text:style-name="P27"><text:span text:style-name="T19">Le contenu du fichier correspond à un instantané du fichier principal sur lequel on travaille. Cet instantané est l'état du fichier principal à un moment </text:span><text:span text:style-name="T19"><draw:frame draw:style-name="fr1" draw:name="Objet1" text:anchor-type="as-char" svg:y="-0.377cm" svg:width="0.476cm" svg:height="0.533cm" draw:z-index="3"><draw:object xlink:href="./Object 1" xlink:type="simple" xlink:show="embed" xlink:actuate="onLoad"/><draw:image xlink:href="./ObjectReplacements/Object 1" xlink:type="simple" xlink:show="embed" xlink:actuate="onLoad"/></draw:frame></text:span><text:span text:style-name="T19"> .</text:span></text:p>
      <text:p text:style-name="P26"/>
      <text:p text:style-name="P23">● <text:span text:style-name="T18">création du commit avec la commande </text:span><text:span text:style-name="T11">git commit :</text:span></text:p>
      <text:p text:style-name="P24">A cet instant un arbre et un commit sont créés . Cet arbre est un fichier qui va contenir <text:span text:style-name="T20">le nom du fichier qui a été créé ainsi que le blob associé à cet instant </text:span><text:span text:style-name="T20"><draw:frame draw:style-name="fr1" draw:name="Objet2" text:anchor-type="as-char" svg:y="-0.377cm" svg:width="0.476cm" svg:height="0.533cm" draw:z-index="0"><draw:object xlink:href="./Object 2" xlink:type="simple" xlink:show="embed" xlink:actuate="onLoad"/><draw:image xlink:href="./ObjectReplacements/Object 2" xlink:type="simple" xlink:show="embed" xlink:actuate="onLoad"/><svg:desc>formule</svg:desc></draw:frame></text:span><text:span text:style-name="T20">. Le commit est un pointeur qui va pointer sur cet arbre qui nous donnera accès au blob (version du fichier à l'instant </text:span><text:span text:style-name="T20"><draw:frame draw:style-name="fr1" draw:name="Objet3" text:anchor-type="as-char" svg:y="-0.377cm" svg:width="0.476cm" svg:height="0.533cm" draw:z-index="1"><draw:object xlink:href="./Object 3" xlink:type="simple" xlink:show="embed" xlink:actuate="onLoad"/><draw:image xlink:href="./ObjectReplacements/Object 3" xlink:type="simple" xlink:show="embed" xlink:actuate="onLoad"/><svg:desc>formule</svg:desc></draw:frame></text:span><text:span text:style-name="T20">).</text:span></text:p>
      <text:p text:style-name="P25">Le premier commit créé est le commit de la version initiale du projet, il ne pointe que vers l'arbre de la racine (le premier arbre créé).Les commits suivants pointent à la fois vers leur arbre mais aussi sur le commit précédent. </text:p>
      <text:p text:style-name="P25">Les commits contiennent les informations pouvant identifier <text:span text:style-name="T21">l'auteur de l’instantané ainsi que l'heure et la date des sa création <text:s/>et d'autres données statistiques. Un message peut être ajouté au commit pour indiquer ce qui a été réalisé entre deux versions.</text:span></text:p>
      <text:p text:style-name="P28"/>
      <text:p text:style-name="P6"/>
      <text:p text:style-name="P6"/>
      <text:p text:style-name="P2"><text:soft-page-break/>2-A quoi sert la commande git log ?:</text:p>
      <text:p text:style-name="P6"/>
      <text:p text:style-name="P9">La commande <text:span text:style-name="T9">git log</text:span> permet de visualiser l'ensemble des commits du plus récent au plus ancien <text:span text:style-name="T23">avec leur empreinte SHA-1 ce qui nous permet de copier cette empreinte pour l'utiliser avec la commande </text:span><text:span text:style-name="T13">git checkout « empreinte »</text:span><text:span text:style-name="T23"> pour revenir au niveau d'une ancienne version du projet (nous déplaçons en réalité un pointeur).</text:span></text:p>
      <text:p text:style-name="P10">Plusieurs options plus ou moins complexe<text:span text:style-name="T33">s</text:span> permettent de modifier à son gré le format de sortie.</text:p>
      <text:p text:style-name="P10">En effet chaque commit contient une quantité très importante de données que l'on peut trier grâce à ces différentes options .</text:p>
      <text:p text:style-name="P11">Nous pouvons par exemple, <text:span text:style-name="T22">avec la commande </text:span><text:span text:style-name="T12">git log –</text:span><text:span text:style-name="T16">stat </text:span>connaître <text:span text:style-name="T22">certaines statistiques comme le nombre de fichiers modifiés, le nombre de lignes modifiées ou ajoutées …ou bien connaître les liens, sous la forme d'un petit graphe, entre chaque commit et chaque branche au cours du temps avec des commande plus compliquées comme celle_ci</text:span> <text:span text:style-name="T14">git log –pretty=format:{description du format} –graph.</text:span></text:p>
      <text:p text:style-name="P6"/>
      <text:p text:style-name="P2">3-Qu'est ce qu'une branche ?:</text:p>
      <text:p text:style-name="P6"/>
      <text:p text:style-name="P13">Précédemment, nous avons expliqué que chaque commit point<text:span text:style-name="T26">e</text:span> sur un arbre et sur le commit précédent (sauf le commit initial <text:span text:style-name="T25">qui pointe seulement sur l'arbre de la racine</text:span>) pour créer une chaîne d’événements <text:span text:style-name="T26">réalisé au cours</text:span> <text:span text:style-name="T26">du</text:span> temps. </text:p>
      <text:p text:style-name="P13"><text:span text:style-name="T26">A</text:span> chaque nouveau commit créé, l'état du projet correspond toujours <text:span text:style-name="T26">à la version pointée par le</text:span> dernier commit. C<text:span text:style-name="T26">eci </text:span>est <text:span text:style-name="T26">possible</text:span> grâce à une branche.</text:p>
      <text:p text:style-name="P12">Une branche n'est en fait qu'un pointeur qui se déplace <text:span text:style-name="T24">automatiquement </text:span>d'un commit à un autre <text:span text:style-name="T24">et qui pointe toujours sur le dernier commit . La première branche est appelée master, par défaut dans git. </text:span></text:p>
      <text:p text:style-name="P12"/>
      <text:p text:style-name="P15">Lorsque l'on se place sur un autre commit, on utilise la commande <text:span text:style-name="T9">git checkout «</text:span><text:span text:style-name="T15">empreinte SHA-1 » </text:span><text:span text:style-name="T28">Est ce que l'on déplace le pointeur branche sur un autre commit ? Non .</text:span></text:p>
      <text:p text:style-name="P15"><text:span text:style-name="T28"><text:s/>En fait il existe un autre pointeur nommé HEAD </text:span><text:span text:style-name="T29">(=tête en français) qui est déplacé sur les différentes branches mais aussi sur les différent commits pour pouvoir visualiser l'état du projet à un autre moment( pour corriger une éventuelle erreur dans le dernier commit).</text:span></text:p>
      <text:p text:style-name="P16"><text:span text:style-name="T27">Nous pouvons créer d'autres branches à partir desquelles le projet peut diverger. </text:span><text:span text:style-name="T30">Il suffira d'utiliser la commande checkout « branche » pour se déplacer d'une branche à l'autre et travailler sur deux développement différents du même projet ou bien travailler en parallèle sur des éléments différents du projet.</text:span></text:p>
      <text:p text:style-name="P16"><text:span text:style-name="T31">Le travail effectué sur deux branches différentes pourra être fusionné grâce</text:span><text:span text:style-name="T30"> </text:span><text:span text:style-name="T31">à</text:span><text:span text:style-name="T30"> la commande </text:span><text:span text:style-name="T17">git merge « branche que l'on veut fusionner avec la branche sur laquelle on se trouve » .</text:span></text:p>
      <text:p text:style-name="P14"/>
      <text:p text:style-name="P21">schéma récapitulatif :</text:p>
      <text:p text:style-name="P21"/>
      <text:p text:style-name="P18"><draw:g text:anchor-type="paragraph" draw:z-index="2" draw:style-name="gr1"><draw:custom-shape draw:style-name="gr2" draw:text-style-name="P30" svg:width="2.4cm" svg:height="1.4cm" svg:x="2.858cm" svg:y="6.2cm"><text:p text:style-name="P29"><text:span text:style-name="T34">Blob </text:span></text:p><text:p text:style-name="P29"><text:span text:style-name="T34">SHA-1=513a...</text:span></text:p><draw:enhanced-geometry svg:viewBox="0 0 21600 21600" draw:type="rectangle" draw:enhanced-path="M 0 0 L 21600 0 21600 21600 0 21600 0 0 Z N"/></draw:custom-shape><draw:custom-shape draw:style-name="gr2" draw:text-style-name="P30" svg:width="2.601cm" svg:height="0.6cm" svg:x="9.857cm" svg:y="1.3cm"><text:p text:style-name="P29"><text:span text:style-name="T34">Branche master</text:span></text:p><draw:enhanced-geometry svg:viewBox="0 0 21600 21600" draw:type="rectangle" draw:enhanced-path="M 0 0 L 21600 0 21600 21600 0 21600 0 0 Z N"/></draw:custom-shape><draw:custom-shape draw:style-name="gr2" draw:text-style-name="P30" svg:width="1.401cm" svg:height="0.6cm" svg:x="10.259cm" svg:y="0cm"><text:p text:style-name="P29"><text:span text:style-name="T34">HEAD</text:span></text:p><draw:enhanced-geometry svg:viewBox="0 0 21600 21600" draw:type="rectangle" draw:enhanced-path="M 0 0 L 21600 0 21600 21600 0 21600 0 0 Z N"/></draw:custom-shape><draw:custom-shape draw:style-name="gr2" draw:text-style-name="P30" svg:width="2.701cm" svg:height="0.6cm" svg:x="13.457cm" svg:y="4.699cm"><text:p text:style-name="P29"><text:span text:style-name="T34">Branche nouvelle</text:span></text:p><draw:enhanced-geometry svg:viewBox="0 0 21600 21600" draw:type="rectangle" draw:enhanced-path="M 0 0 L 21600 0 21600 21600 0 21600 0 0 Z N"/></draw:custom-shape><draw:custom-shape draw:style-name="gr2" draw:text-style-name="P30" svg:width="2.5cm" svg:height="1.4cm" svg:x="6.458cm" svg:y="6.2cm"><text:p text:style-name="P29"><text:span text:style-name="T34">Blob </text:span></text:p><text:p text:style-name="P29"><text:span text:style-name="T34">SHA-1=b156...</text:span></text:p><draw:enhanced-geometry svg:viewBox="0 0 21600 21600" draw:type="rectangle" draw:enhanced-path="M 0 0 L 21600 0 21600 21600 0 21600 0 0 Z N"/></draw:custom-shape><draw:custom-shape draw:style-name="gr2" draw:text-style-name="P30" svg:width="2.5cm" svg:height="1.4cm" svg:x="9.958cm" svg:y="6.2cm"><text:p text:style-name="P29"><text:span text:style-name="T34">Blob </text:span></text:p><text:p text:style-name="P29"><text:span text:style-name="T34">SHA-1=d4ff...</text:span></text:p><draw:enhanced-geometry svg:viewBox="0 0 21600 21600" draw:type="rectangle" draw:enhanced-path="M 0 0 L 21600 0 21600 21600 0 21600 0 0 Z N"/></draw:custom-shape><draw:custom-shape draw:style-name="gr2" draw:text-style-name="P30" svg:width="2.2cm" svg:height="1.1cm" svg:x="3.057cm" svg:y="4.5cm"><text:p text:style-name="P29"><text:span text:style-name="T34">Arbre</text:span></text:p><text:p text:style-name="P29"><text:span text:style-name="T34">Fichier1</text:span></text:p><text:p text:style-name="P29"><text:span text:style-name="T34">513a...</text:span></text:p><draw:enhanced-geometry svg:viewBox="0 0 21600 21600" draw:type="rectangle" draw:enhanced-path="M 0 0 L 21600 0 21600 21600 0 21600 0 0 Z N"/></draw:custom-shape><draw:custom-shape draw:style-name="gr2" draw:text-style-name="P30" svg:width="2.2cm" svg:height="1.1cm" svg:x="9.958cm" svg:y="4.5cm"><text:p text:style-name="P29"><text:span text:style-name="T34">Arbre</text:span></text:p><text:p text:style-name="P29"><text:span text:style-name="T34">Fichier1</text:span></text:p><text:p text:style-name="P29"><text:span text:style-name="T34">d4ff...</text:span></text:p><draw:enhanced-geometry svg:viewBox="0 0 21600 21600" draw:type="rectangle" draw:enhanced-path="M 0 0 L 21600 0 21600 21600 0 21600 0 0 Z N"/></draw:custom-shape><draw:custom-shape draw:style-name="gr2" draw:text-style-name="P30" svg:width="2.2cm" svg:height="1.1cm" svg:x="6.557cm" svg:y="4.5cm"><text:p text:style-name="P29"><text:span text:style-name="T34">Arbre</text:span></text:p><text:p text:style-name="P29"><text:span text:style-name="T34">Fichier1</text:span></text:p><text:p text:style-name="P29"><text:span text:style-name="T34">b156...</text:span></text:p><draw:enhanced-geometry svg:viewBox="0 0 21600 21600" draw:type="rectangle" draw:enhanced-path="M 0 0 L 21600 0 21600 21600 0 21600 0 0 Z N"/></draw:custom-shape><draw:custom-shape draw:style-name="gr2" draw:text-style-name="P30" svg:width="2.5cm" svg:height="1.4cm" svg:x="2.858cm" svg:y="2.6cm"><text:p text:style-name="P29"><text:span text:style-name="T34">Commit g48z…</text:span></text:p><text:p text:style-name="P29"><text:span text:style-name="T34">Auteur : …</text:span></text:p><text:p text:style-name="P29"><text:span text:style-name="T34">Date : ...</text:span></text:p><text:p text:style-name="P29"><text:span text:style-name="T34"/></text:p><draw:enhanced-geometry svg:viewBox="0 0 21600 21600" draw:type="rectangle" draw:enhanced-path="M 0 0 L 21600 0 21600 21600 0 21600 0 0 Z N"/></draw:custom-shape><draw:custom-shape draw:style-name="gr2" draw:text-style-name="P30" svg:width="2.5cm" svg:height="1.4cm" svg:x="6.458cm" svg:y="2.6cm"><text:p text:style-name="P29"><text:span text:style-name="T34">Commit f644…</text:span></text:p><text:p text:style-name="P29"><text:span text:style-name="T34">Auteur : …</text:span></text:p><text:p text:style-name="P29"><text:span text:style-name="T34">Date : ...</text:span></text:p><text:p text:style-name="P29"><text:span text:style-name="T34"><text:s/></text:span></text:p><draw:enhanced-geometry svg:viewBox="0 0 21600 21600" draw:type="rectangle" draw:enhanced-path="M 0 0 L 21600 0 21600 21600 0 21600 0 0 Z N"/></draw:custom-shape><draw:custom-shape draw:style-name="gr2" draw:text-style-name="P30" svg:width="2.5cm" svg:height="1.4cm" svg:x="9.857cm" svg:y="2.6cm"><text:p text:style-name="P29"><text:span text:style-name="T34">Commit 110b…</text:span></text:p><text:p text:style-name="P29"><text:span text:style-name="T34">Auteur : …</text:span></text:p><text:p text:style-name="P29"><text:span text:style-name="T34">Date : ...</text:span></text:p><text:p text:style-name="P29"><text:span text:style-name="T34"/></text:p><draw:enhanced-geometry svg:viewBox="0 0 21600 21600" draw:type="rectangle" draw:enhanced-path="M 0 0 L 21600 0 21600 21600 0 21600 0 0 Z N"/></draw:custom-shape><draw:line draw:style-name="gr3" draw:text-style-name="P31" svg:x1="9.858cm" svg:y1="3.299cm" svg:x2="8.958cm" svg:y2="3.299cm"><text:p/></draw:line><draw:line draw:style-name="gr3" draw:text-style-name="P31" svg:x1="6.457cm" svg:y1="3.299cm" svg:x2="5.357cm" svg:y2="3.299cm"><text:p/></draw:line><draw:line draw:style-name="gr3" draw:text-style-name="P31" svg:x1="11.157cm" svg:y1="0.599cm" svg:x2="11.157cm" svg:y2="1.299cm"><text:p/></draw:line><draw:line draw:style-name="gr3" draw:text-style-name="P31" svg:x1="11.157cm" svg:y1="1.899cm" svg:x2="11.157cm" svg:y2="2.599cm"><text:p/></draw:line><draw:line draw:style-name="gr3" draw:text-style-name="P31" svg:x1="11.157cm" svg:y1="3.999cm" svg:x2="11.157cm" svg:y2="4.499cm"><text:p/></draw:line><draw:line draw:style-name="gr3" draw:text-style-name="P31" svg:x1="11.157cm" svg:y1="5.599cm" svg:x2="11.157cm" svg:y2="6.299cm"><text:p/></draw:line><draw:line draw:style-name="gr3" draw:text-style-name="P31" svg:x1="7.658cm" svg:y1="3.999cm" svg:x2="7.658cm" svg:y2="4.499cm"><text:p/></draw:line><draw:line draw:style-name="gr3" draw:text-style-name="P31" svg:x1="7.658cm" svg:y1="5.599cm" svg:x2="7.658cm" svg:y2="6.299cm"><text:p/></draw:line><draw:line draw:style-name="gr3" draw:text-style-name="P31" svg:x1="4.057cm" svg:y1="5.599cm" svg:x2="4.057cm" svg:y2="6.299cm"><text:p/></draw:line><draw:line draw:style-name="gr3" draw:text-style-name="P31" svg:x1="4.057cm" svg:y1="3.999cm" svg:x2="4.057cm" svg:y2="4.499cm"><text:p/></draw:line><draw:line draw:style-name="gr3" draw:text-style-name="P31" svg:x1="14.158cm" svg:y1="4.699cm" svg:x2="12.358cm" svg:y2="3.299cm"><text:p/></draw:line></draw:g> <text:s text:c="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09:06:28.770792899</meta:creation-date>
    <dc:date>2016-10-04T20:19:49.943337213</dc:date>
    <meta:editing-duration>PT11H44M57S</meta:editing-duration>
    <meta:editing-cycles>44</meta:editing-cycles>
    <meta:generator>LibreOffice/4.2.8.2$Linux_X86_64 LibreOffice_project/420m0$Build-2</meta:generator>
    <meta:document-statistic meta:table-count="0" meta:image-count="0" meta:object-count="3" meta:page-count="2" meta:paragraph-count="34" meta:word-count="892" meta:character-count="5318" meta:non-whitespace-character-count="4422"/>
  </office:meta>
</office:document-meta>
</file>

<file path=Object 1/content.xml><?xml version="1.0" encoding="utf-8"?>
<math xmlns="http://www.w3.org/1998/Math/MathML" display="block">
  <semantics>
    <msub>
      <mi>t</mi>
      <mn>1</mn>
    </msub>
    <annotation encoding="StarMath 5.0">t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1</mn>
    </msub>
    <annotation encoding="StarMath 5.0">t_{1}</annotation>
  </semantics>
</math>
</file>